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text-position="super 58%"/>
    </style:style>
    <style:style style:name="T2" style:family="text">
      <style:text-properties fo:background-color="#ff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>Micromouse<text:line-break/>4- Calibration des paramètr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Paramètres à trouver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PID capteurs, PID moteur</text:p>
              </text:list-item>
              <text:list-item>
                <text:p text:style-name="P1">Vitesse max</text:p>
              </text:list-item>
              <text:list-item>
                <text:p text:style-name="P1">Résolution des encodeurs</text:p>
              </text:list-item>
              <text:list-item>
                <text:p text:style-name="P1">Ecartement des roues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Paramètres PID capteurs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Servent à centrer le robot le plus rapidement</text:p>
              </text:list-item>
              <text:list-item>
                <text:p>1<text:span text:style-name="T1">ers</text:span> essais : ki=kd=0, plusieurs essais de kp</text:p>
                <text:list>
                  <text:list-item>
                    <text:p>On récupère les erreurs pour voir la courbe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2" draw:display-name="Extrémités de flèche 2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362cm" fo:min-width="27.5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3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12T18:58:13.993000000</meta:creation-date>
    <meta:editing-duration>P4DT11H46M3S</meta:editing-duration>
    <meta:editing-cycles>79</meta:editing-cycles>
    <meta:generator>LibreOffice/7.3.7.2$Windows_X86_64 LibreOffice_project/e114eadc50a9ff8d8c8a0567d6da8f454beeb84f</meta:generator>
    <dc:title>Blue Curve</dc:title>
    <dc:date>2023-03-04T18:33:49.468000000</dc:date>
    <meta:document-statistic meta:object-count="44"/>
  </office:meta>
</office:document-meta>
</file>